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Normální_20_3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zona</text:p>
          </table:table-cell>
          <table:table-cell table:style-name="Default" office:value-type="string" calcext:value-type="string">
            <text:p>plyn</text:p>
          </table:table-cell>
          <table:table-cell table:style-name="Default" office:value-type="string" calcext:value-type="string">
            <text:p>jmeno</text:p>
          </table:table-cell>
          <table:table-cell office:value-type="string" calcext:value-type="string">
            <text:p>R_d</text:p>
          </table:table-cell>
          <table:table-cell office:value-type="string" calcext:value-type="string">
            <text:p>R_d_er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dpary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H</text:p>
          </table:table-cell>
          <table:table-cell office:value-type="float" office:value="72.04204" calcext:value-type="float">
            <text:p>72,04204</text:p>
          </table:table-cell>
          <table:table-cell office:value-type="float" office:value="4.6333300602677" calcext:value-type="float">
            <text:p>4,63333006026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22" calcext:value-type="float">
            <text:p>12,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DC</text:p>
          </table:table-cell>
          <table:table-cell office:value-type="float" office:value="68.993295248" calcext:value-type="float">
            <text:p>68,993295248</text:p>
          </table:table-cell>
          <table:table-cell office:value-type="float" office:value="2.46469858586828" calcext:value-type="float">
            <text:p>2,464698585868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22" calcext:value-type="float">
            <text:p>12,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H</text:p>
          </table:table-cell>
          <table:table-cell office:value-type="float" office:value="290.5243" calcext:value-type="float">
            <text:p>290,5243</text:p>
          </table:table-cell>
          <table:table-cell office:value-type="float" office:value="52.097181847959" calcext:value-type="float">
            <text:p>52,0971818479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22" calcext:value-type="float">
            <text:p>12,22</text:p>
          </table:table-cell>
          <table:table-cell office:value-type="float" office:value="192.502912054205" calcext:value-type="float">
            <text:p>192,502912054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H</text:p>
          </table:table-cell>
          <table:table-cell office:value-type="float" office:value="41.3773216" calcext:value-type="float">
            <text:p>41,3773216</text:p>
          </table:table-cell>
          <table:table-cell office:value-type="float" office:value="4.72078927051988" calcext:value-type="float">
            <text:p>4,720789270519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22" calcext:value-type="float">
            <text:p>12,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E</text:p>
          </table:table-cell>
          <table:table-cell office:value-type="float" office:value="383.68254" calcext:value-type="float">
            <text:p>383,68254</text:p>
          </table:table-cell>
          <table:table-cell office:value-type="float" office:value="29.052449877604" calcext:value-type="float">
            <text:p>29,0524498776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22" calcext:value-type="float">
            <text:p>12,22</text:p>
          </table:table-cell>
          <table:table-cell office:value-type="float" office:value="193.552432841535" calcext:value-type="float">
            <text:p>193,552432841535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22" calcext:value-type="float">
            <text:p>12,2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H</text:p>
          </table:table-cell>
          <table:table-cell office:value-type="float" office:value="2374.70106" calcext:value-type="float">
            <text:p>2374,70106</text:p>
          </table:table-cell>
          <table:table-cell office:value-type="float" office:value="99.4348838022622" calcext:value-type="float">
            <text:p>99,43488380226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.12" calcext:value-type="float">
            <text:p>20,12</text:p>
          </table:table-cell>
          <table:table-cell office:value-type="float" office:value="472.266684799782" calcext:value-type="float">
            <text:p>472,266684799782</text:p>
          </table:table-cell>
          <table:table-cell table:number-columns-repeated="4"/>
          <table:table-cell table:style-name="ce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DC</text:p>
          </table:table-cell>
          <table:table-cell office:value-type="float" office:value="1829.44202" calcext:value-type="float">
            <text:p>1829,44202</text:p>
          </table:table-cell>
          <table:table-cell table:style-name="ce1" office:value-type="float" office:value="42.4403196880728" calcext:value-type="float">
            <text:p>42,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.12" calcext:value-type="float">
            <text:p>20,12</text:p>
          </table:table-cell>
          <table:table-cell office:value-type="float" office:value="497.265551667107" calcext:value-type="float">
            <text:p>497,265551667107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H</text:p>
          </table:table-cell>
          <table:table-cell office:value-type="float" office:value="154.14839" calcext:value-type="float">
            <text:p>154,14839</text:p>
          </table:table-cell>
          <table:table-cell table:style-name="ce1" office:value-type="float" office:value="15.775719548584" calcext:value-type="float">
            <text:p>15,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.12" calcext:value-type="float">
            <text:p>20,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H</text:p>
          </table:table-cell>
          <table:table-cell office:value-type="float" office:value="186.06211" calcext:value-type="float">
            <text:p>186,06211</text:p>
          </table:table-cell>
          <table:table-cell table:style-name="ce1" office:value-type="float" office:value="4.51257801813678" calcext:value-type="float">
            <text:p>4,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.12" calcext:value-type="float">
            <text:p>20,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E</text:p>
          </table:table-cell>
          <table:table-cell office:value-type="float" office:value="164.83252" calcext:value-type="float">
            <text:p>164,83252</text:p>
          </table:table-cell>
          <table:table-cell table:style-name="ce2" office:value-type="float" office:value="8.28773736211989" calcext:value-type="float">
            <text:p>8,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.12" calcext:value-type="float">
            <text:p>20,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office:value-type="float" office:value="15.6564" calcext:value-type="float">
            <text:p>15,6564</text:p>
          </table:table-cell>
          <table:table-cell office:value-type="float" office:value="0.748337823484341" calcext:value-type="float">
            <text:p>0,7483378234843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.12" calcext:value-type="float">
            <text:p>20,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H</text:p>
          </table:table-cell>
          <table:table-cell office:value-type="float" office:value="203.39336" calcext:value-type="float">
            <text:p>203,39336</text:p>
          </table:table-cell>
          <table:table-cell office:value-type="float" office:value="9.15292194744986" calcext:value-type="float">
            <text:p>9,152921947449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.57" calcext:value-type="float">
            <text:p>17,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DC</text:p>
          </table:table-cell>
          <table:table-cell office:value-type="float" office:value="188.99627368" calcext:value-type="float">
            <text:p>188,99627368</text:p>
          </table:table-cell>
          <table:table-cell office:value-type="float" office:value="4.73052974457402" calcext:value-type="float">
            <text:p>4,730529744574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.57" calcext:value-type="float">
            <text:p>17,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MH</text:p>
          </table:table-cell>
          <table:table-cell office:value-type="float" office:value="80.60117935" calcext:value-type="float">
            <text:p>80,60117935</text:p>
          </table:table-cell>
          <table:table-cell office:value-type="float" office:value="9.66479766354584" calcext:value-type="float">
            <text:p>9,664797663545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.57" calcext:value-type="float">
            <text:p>17,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H</text:p>
          </table:table-cell>
          <table:table-cell office:value-type="float" office:value="728.63548" calcext:value-type="float">
            <text:p>728,63548</text:p>
          </table:table-cell>
          <table:table-cell office:value-type="float" office:value="18.2187288670778" calcext:value-type="float">
            <text:p>18,21872886707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.57" calcext:value-type="float">
            <text:p>17,57</text:p>
          </table:table-cell>
          <table:table-cell office:value-type="float" office:value="230.880989782151" calcext:value-type="float">
            <text:p>230,880989782151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E</text:p>
          </table:table-cell>
          <table:table-cell office:value-type="float" office:value="99.90569" calcext:value-type="float">
            <text:p>99,90569</text:p>
          </table:table-cell>
          <table:table-cell office:value-type="float" office:value="4.99849348583921" calcext:value-type="float">
            <text:p>4,998493485839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.57" calcext:value-type="float">
            <text:p>17,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office:value-type="float" office:value="547.57801" calcext:value-type="float">
            <text:p>547,57801</text:p>
          </table:table-cell>
          <table:table-cell office:value-type="float" office:value="16.4387290680847" calcext:value-type="float">
            <text:p>16,43872906808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.57" calcext:value-type="float">
            <text:p>17,57</text:p>
          </table:table-cell>
          <table:table-cell office:value-type="float" office:value="96.5385578564025" calcext:value-type="float">
            <text:p>96,5385578564025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">
      <number:month/>
      <number:text>.</number:text>
      <number:day/>
      <number:text>.</number:text>
      <number:year number:style="long"/>
    </number:date-style>
    <number:number-style style:name="N113">
      <number:number number:decimal-places="1" loext:min-decimal-places="1" number:min-integer-digits="1"/>
      <number:text>°C</number:text>
    </number:number-style>
    <number:number-style style:name="N114">
      <number:number number:decimal-places="5" loext:min-decimal-places="5" number:min-integer-digits="1"/>
    </number:number-style>
    <number:date-style style:name="N11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116">
      <number:text-content/>
      <style:map style:condition="value()&lt;=1.79769313486232E+308" style:apply-style-name="N116P0"/>
    </number:text-style>
    <number:time-style style:name="N118P0" style:volatile="true">
      <number:hours/>
      <number:text>:</number:text>
      <number:minutes number:style="long"/>
    </number:tim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4" loext:min-decimal-places="4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.00.0000</text:date>, <text:time style:data-style-name="N2" text:time-value="12:02:06.400677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5:51:45.865330445</meta:creation-date>
    <dc:date>2019-08-10T12:02:23.889175904</dc:date>
    <meta:editing-duration>PT4H30M30S</meta:editing-duration>
    <meta:editing-cycles>16</meta:editing-cycles>
    <meta:generator>LibreOffice/6.1.6.3$Linux_X86_64 LibreOffice_project/10$Build-3</meta:generator>
    <meta:document-statistic meta:table-count="1" meta:cell-count="152" meta:object-count="0"/>
  </office:meta>
</office:document-meta>
</file>